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orphans="3" fo:widows="3" fo:text-indent="0cm" style:auto-text-indent="false"/>
    </style:style>
    <style:style style:name="P5" style:family="paragraph" style:parent-style-name="Preformatted_20_Text">
      <style:paragraph-properties fo:margin-left="0cm" fo:margin-right="0cm" fo:orphans="3" fo:widows="3" fo:text-indent="0cm" style:auto-text-indent="false"/>
    </style:style>
    <style:style style:name="P6" style:family="paragraph" style:parent-style-name="Text_20_body">
      <style:paragraph-properties fo:margin-left="0cm" fo:margin-right="0cm" fo:orphans="3" fo:widows="3" fo:text-indent="0cm" style:auto-text-indent="false"/>
    </style:style>
    <style:style style:name="P7" style:family="paragraph" style:parent-style-name="Heading_20_2">
      <style:paragraph-properties fo:margin-left="0cm" fo:margin-right="0cm" fo:orphans="3" fo:widows="3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333333" loext:opacity="100%" fo:letter-spacing="normal"/>
    </style:style>
    <style:style style:name="T2" style:family="text"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 R Variables</text:h>
      <text:p text:style-name="P1">You can create variables from within the R environment and from files on your computer. R uses <text:span text:style-name="Source_20_Text">=</text:span> or <text:span text:style-name="Source_20_Text">&lt;-</text:span> to assign values to a variable name. Note that variable names are case sensitive, so <text:span text:style-name="Source_20_Text">x</text:span> and <text:span text:style-name="Source_20_Text">X</text:span> are different variables in R. Let’s create a variable called <text:span text:style-name="Source_20_Text">x</text:span> and store the value <text:span text:style-name="Source_20_Text">2</text:span> in it.</text:p>
      <text:section text:style-name="Sect1" text:name="cb19">
        <text:p text:style-name="P2"><text:bookmark text:name="cb19-1"/><text:span text:style-name="Source_20_Text">x = 2 # Same as x &lt;- 2</text:span></text:p>
        <text:p text:style-name="P3"><text:bookmark text:name="cb19-2"/><text:span text:style-name="Source_20_Text">x</text:span></text:p>
      </text:section>
      <text:p text:style-name="P3"><text:span text:style-name="Source_20_Text">[1] 2</text:span></text:p>
      <text:section text:style-name="Sect1" text:name="cb21">
        <text:p text:style-name="P3"><text:bookmark text:name="cb21-1"/><text:span text:style-name="Source_20_Text">x * 4</text:span></text:p>
      </text:section>
      <text:p text:style-name="P3"><text:span text:style-name="Source_20_Text">[1] 8</text:span></text:p>
      <text:section text:style-name="Sect1" text:name="cb23">
        <text:p text:style-name="P3"><text:bookmark text:name="cb23-1"/><text:span text:style-name="Source_20_Text">x + 2</text:span></text:p>
      </text:section>
      <text:p text:style-name="P3"><text:span text:style-name="Source_20_Text">[1] 4</text:span></text:p>
      <text:p text:style-name="Standard"/>
      <text:p text:style-name="Standard"/>
      <text:p text:style-name="P2"><text:bookmark text:name="cb27-1"/><text:span text:style-name="Source_20_Text">x &lt;- x + 5</text:span></text:p>
      <text:section text:style-name="Sect1" text:name="cb27">
        <text:p text:style-name="P3"><text:bookmark text:name="cb27-2"/><text:span text:style-name="Source_20_Text">x</text:span></text:p>
      </text:section>
      <text:p text:style-name="P3"><text:span text:style-name="Source_20_Text">[1] 7</text:span></text:p>
      <text:p text:style-name="P1">Vectors can hold multiple values but all those values have to be of the same type. The two most basic types are <text:span text:style-name="Source_20_Text">numeric</text:span> and <text:span text:style-name="Source_20_Text">character</text:span>.</text:p>
      <text:section text:style-name="Sect1" text:name="cb29">
        <text:p text:style-name="P3"><text:bookmark text:name="cb29-1"/><text:span text:style-name="Source_20_Text">x</text:span></text:p>
      </text:section>
      <text:p text:style-name="P3"><text:span text:style-name="Source_20_Text">[1] 7</text:span></text:p>
      <text:section text:style-name="Sect1" text:name="cb31">
        <text:p text:style-name="P3"><text:bookmark text:name="cb31-1"/><text:span text:style-name="Source_20_Text">class(x)</text:span></text:p>
      </text:section>
      <text:p text:style-name="P3"><text:span text:style-name="Source_20_Text">[1] "numeric"</text:span></text:p>
      <text:section text:style-name="Sect1" text:name="cb33">
        <text:p text:style-name="P2"><text:bookmark text:name="cb33-1"/><text:span text:style-name="Source_20_Text">y = "hello world!"</text:span></text:p>
        <text:p text:style-name="P3"><text:bookmark text:name="cb33-2"/><text:span text:style-name="Source_20_Text">class(y)</text:span></text:p>
      </text:section>
      <text:p text:style-name="P3"><text:span text:style-name="Source_20_Text">[1] "character"</text:span></text:p>
      <text:p text:style-name="Standard"/>
      <text:p text:style-name="P4"><text:span text:style-name="Source_20_Text">length()</text:span><text:span text:style-name="T1"> </text:span><text:span text:style-name="T2">gets or sets the length of vectors (including lists, discussed later) and factors, and any other object for which the method has been defined. What is the length of </text:span><text:span text:style-name="Source_20_Text">x</text:span><text:span text:style-name="T2">?</text:span> </text:p>
      <text:p text:style-name="P4"/>
      <text:p text:style-name="P5"><text:bookmark text:name="cb45-1"/><text:span text:style-name="Source_20_Text">x</text:span></text:p>
      <text:p text:style-name="P3"><text:span text:style-name="Source_20_Text">[1] 1 4 6 8</text:span></text:p>
      <text:section text:style-name="Sect1" text:name="cb47">
        <text:p text:style-name="P3"><text:bookmark text:name="cb47-1"/><text:span text:style-name="Source_20_Text">length(x)</text:span></text:p>
      </text:section>
      <text:p text:style-name="P3"><text:span text:style-name="Source_20_Text">[1] 4</text:span></text:p>
      <text:section text:style-name="Sect1" text:name="cb49">
        <text:p text:style-name="P3"><text:bookmark text:name="cb49-1"/><text:span text:style-name="Source_20_Text">y</text:span></text:p>
      </text:section>
      <text:p text:style-name="P3"><text:soft-page-break/><text:span text:style-name="Source_20_Text">[1] "hello world!"</text:span></text:p>
      <text:section text:style-name="Sect1" text:name="cb51">
        <text:p text:style-name="P3"><text:bookmark text:name="cb51-1"/><text:span text:style-name="Source_20_Text">length(y)</text:span></text:p>
      </text:section>
      <text:p text:style-name="P3"><text:span text:style-name="Source_20_Text">[1] 1</text:span></text:p>
      <text:p text:style-name="P1">Note that the length of <text:span text:style-name="Source_20_Text">y</text:span> is 1 since “hello world” is a single character string even though it consists of two words.</text:p>
      <text:p text:style-name="P4"/>
      <text:p text:style-name="P4"/>
      <text:p text:style-name="P6">R is designed to make vector operations fast and easy. For example, we can perform mathematical operations to an entire vector.</text:p>
      <text:section text:style-name="Sect1" text:name="cb61">
        <text:p text:style-name="P3"><text:bookmark text:name="cb61-1"/><text:span text:style-name="Source_20_Text">x</text:span></text:p>
      </text:section>
      <text:p text:style-name="P3"><text:span text:style-name="Source_20_Text">[1] 1 4 6 8</text:span></text:p>
      <text:section text:style-name="Sect1" text:name="cb63">
        <text:p text:style-name="P3"><text:bookmark text:name="cb63-1"/><text:span text:style-name="Source_20_Text">x + 2 # add 2 to each element of the vector x</text:span></text:p>
      </text:section>
      <text:p text:style-name="P3"><text:span text:style-name="Source_20_Text">[1] <text:s/>3 <text:s/>6 <text:s/>8 10</text:span></text:p>
      <text:section text:style-name="Sect1" text:name="cb65">
        <text:p text:style-name="P3"><text:bookmark text:name="cb65-1"/><text:span text:style-name="Source_20_Text">x * 3 # multiple each element of x by 3</text:span></text:p>
      </text:section>
      <text:p text:style-name="P3"><text:span text:style-name="Source_20_Text">[1] <text:s/>3 12 18 24</text:span></text:p>
      <text:section text:style-name="Sect1" text:name="cb67">
        <text:p text:style-name="P3"><text:bookmark text:name="cb67-1"/><text:span text:style-name="Source_20_Text">x + c(1, 2, 3, 4) # add elements together in matching positions</text:span></text:p>
      </text:section>
      <text:p text:style-name="P3"><text:span text:style-name="Source_20_Text">[1] <text:s/>2 <text:s/>6 <text:s/>9 12</text:span></text:p>
      <text:p text:style-name="P4"/>
      <text:p text:style-name="P6">Note that we have not modified <text:span text:style-name="Source_20_Text">x</text:span> itself with any of the above operations. The results are printed but not stored. If we want to save the results we need to assign them to a variable.</text:p>
      <text:section text:style-name="Sect1" text:name="cb69">
        <text:p text:style-name="P3"><text:bookmark text:name="cb69-1"/><text:span text:style-name="Source_20_Text">y</text:span></text:p>
      </text:section>
      <text:p text:style-name="P3"><text:span text:style-name="Source_20_Text">[1] "hello world!"</text:span></text:p>
      <text:section text:style-name="Sect1" text:name="cb71">
        <text:p text:style-name="P2"><text:bookmark text:name="cb71-1"/><text:span text:style-name="Source_20_Text">y = x + c(1, 2, 3, 4)</text:span></text:p>
        <text:p text:style-name="P3"><text:bookmark text:name="cb71-2"/><text:span text:style-name="Source_20_Text">y</text:span></text:p>
      </text:section>
      <text:p text:style-name="P3"><text:span text:style-name="Source_20_Text">[1] <text:s/>2 <text:s/>6 <text:s/>9 12</text:span></text:p>
      <text:p text:style-name="P1">Note that the R object <text:span text:style-name="Source_20_Text">y</text:span> is no longer <text:span text:style-name="Source_20_Text">"hello world!</text:span>. It has been overwritten by assigning new data to the variable and is now a numeric vector instead of a character string. </text:p>
      <text:p text:style-name="P6">You can get more attributes than just class from an R object by using the <text:span text:style-name="Source_20_Text">str()</text:span> function to get the structure of the object.</text:p>
      <text:section text:style-name="Sect1" text:name="cb77">
        <text:p text:style-name="P3"><text:bookmark text:name="cb77-1"/><text:span text:style-name="Source_20_Text">str(x)</text:span></text:p>
      </text:section>
      <text:p text:style-name="P3"><text:span text:style-name="Source_20_Text"><text:s/>num [1:4] 1 4 6 8</text:span></text:p>
      <text:section text:style-name="Sect1" text:name="cb79">
        <text:p text:style-name="P3"><text:bookmark text:name="cb79-1"/><text:span text:style-name="Source_20_Text">str(y)</text:span></text:p>
      </text:section>
      <text:p text:style-name="P3"><text:span text:style-name="Source_20_Text"><text:s/>num [1:4] 2 6 9 12</text:span></text:p>
      <text:p text:style-name="P1"><text:soft-page-break/>Note that <text:span text:style-name="Source_20_Text">str()</text:span> gives us the type, length, and the (first few) elements of the vector.</text:p>
      <text:p text:style-name="P4"/>
      <text:h text:style-name="P7" text:outline-level="2"> Exercises</text:h>
      <text:list text:style-name="L1">
        <text:list-item>
          <text:p text:style-name="P8">create a new variable called <text:span text:style-name="Source_20_Text">my.num</text:span> that contains 6 numbers</text:p>
        </text:list-item>
        <text:list-item>
          <text:p text:style-name="P8">multiply <text:span text:style-name="Source_20_Text">my.num</text:span> by 4</text:p>
        </text:list-item>
        <text:list-item>
          <text:p text:style-name="P8">create a second variable called <text:span text:style-name="Source_20_Text">my.char</text:span> that contains 5 character strings</text:p>
        </text:list-item>
        <text:list-item>
          <text:p text:style-name="P8">combine the two variables <text:span text:style-name="Source_20_Text">my.num</text:span> and <text:span text:style-name="Source_20_Text">my.char</text:span> into a variable called <text:span text:style-name="Source_20_Text">both</text:span></text:p>
        </text:list-item>
        <text:list-item>
          <text:p text:style-name="P8">what is the length of <text:span text:style-name="Source_20_Text">both</text:span>?</text:p>
        </text:list-item>
        <text:list-item>
          <text:p text:style-name="P8">what class is <text:span text:style-name="Source_20_Text">both</text:span>?</text:p>
        </text:list-item>
        <text:list-item>
          <text:p text:style-name="P8">divide <text:span text:style-name="Source_20_Text">both</text:span> by 3, what happens?</text:p>
        </text:list-item>
        <text:list-item>
          <text:p text:style-name="P8">create a vector with elements 1 2 3 4 5 6 and call it <text:span text:style-name="Source_20_Text">x</text:span></text:p>
        </text:list-item>
        <text:list-item>
          <text:p text:style-name="P8">create another vector with elements 10 20 30 40 50 and call it <text:span text:style-name="Source_20_Text">y</text:span></text:p>
        </text:list-item>
        <text:list-item>
          <text:p text:style-name="P8">what happens if you try to add <text:span text:style-name="Source_20_Text">x</text:span> and <text:span text:style-name="Source_20_Text">y</text:span> together? why?</text:p>
        </text:list-item>
        <text:list-item>
          <text:p text:style-name="P8">append the value 60 onto the vector <text:span text:style-name="Source_20_Text">y</text:span> (hint: you can use the <text:span text:style-name="Source_20_Text">c()</text:span> function)</text:p>
        </text:list-item>
        <text:list-item>
          <text:p text:style-name="P8">add <text:span text:style-name="Source_20_Text">x</text:span> and <text:span text:style-name="Source_20_Text">y</text:span> together</text:p>
        </text:list-item>
        <text:list-item>
          <text:p text:style-name="P9">multiply <text:span text:style-name="Source_20_Text">x</text:span> and <text:span text:style-name="Source_20_Text">y</text:span> together. pay attention to how R performs operations on vectors of the same length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8:25:10.057000000</meta:creation-date>
    <dc:date>2025-01-20T08:30:16.404000000</dc:date>
    <meta:editing-duration>PT5M6S</meta:editing-duration>
    <meta:editing-cycles>1</meta:editing-cycles>
    <meta:document-statistic meta:table-count="0" meta:image-count="0" meta:object-count="0" meta:page-count="3" meta:paragraph-count="66" meta:word-count="562" meta:character-count="2627" meta:non-whitespace-character-count="2128"/>
    <meta:generator>LibreOffice/24.8.4.2$Windows_X86_64 LibreOffice_project/bb3cfa12c7b1bf994ecc5649a80400d06cd71002</meta:generator>
  </office:meta>
</office:document-meta>
</file>